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Times New Roman" style:font-name-complex="Times New Roman" fo:font-style="italic" style:font-style-asian="italic" style:font-style-complex="italic" fo:font-size="14pt" style:font-size-asian="14pt" style:font-size-complex="14pt"/>
    </style:style>
    <style:style style:name="T3" style:parent-style-name="Policepardéfaut" style:family="text">
      <style:text-properties style:font-name="Times New Roman" style:font-name-complex="Times New Roman" fo:font-style="italic" style:font-style-asian="italic" style:font-style-complex="italic" fo:font-size="14pt" style:font-size-asian="14pt" style:font-size-complex="14pt"/>
    </style:style>
    <style:style style:name="P4" style:parent-style-name="Normal" style:family="paragraph">
      <style:paragraph-properties fo:text-align="center"/>
      <style:text-properties style:font-name="Times New Roman" style:font-name-complex="Times New Roman" fo:font-style="italic" style:font-style-asian="italic" style:font-style-complex="italic" fo:font-size="14pt" style:font-size-asian="14pt" style:font-size-complex="14pt"/>
    </style:style>
    <style:style style:name="P5" style:parent-style-name="Normal" style:family="paragraph">
      <style:paragraph-properties fo:text-align="justify"/>
      <style:text-properties style:font-name="Times New Roman" style:font-name-complex="Times New Roman" fo:font-size="13pt" style:font-size-asian="13pt" style:font-size-complex="13pt"/>
    </style:style>
    <style:style style:name="P6" style:parent-style-name="Normal" style:family="paragraph">
      <style:text-properties style:font-name="Times New Roman" style:font-name-complex="Times New Roman" fo:font-size="8pt" style:font-size-asian="8pt" style:font-size-complex="8pt"/>
    </style:style>
    <style:style style:name="P7"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8"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9"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0"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1"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2" style:parent-style-name="Normal" style:family="paragraph">
      <style:paragraph-properties fo:margin-bottom="0in" fo:line-height="100%"/>
      <style:text-properties style:font-name="Times New Roman" style:font-name-asian="Times New Roman" style:font-name-complex="Times New Roman" fo:font-style="italic" style:font-style-asian="italic" style:font-style-complex="italic" fo:font-size="15pt" style:font-size-asian="15pt" style:font-size-complex="15pt" style:language-asian="fr" style:country-asian="FR"/>
    </style:style>
    <style:style style:name="P13" style:parent-style-name="Normal" style:family="paragraph">
      <style:paragraph-properties fo:text-align="end"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4"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5"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6" style:parent-style-name="Normal" style:family="paragraph">
      <style:paragraph-properties fo:margin-bottom="0in" fo:line-height="100%"/>
      <style:text-properties style:font-name="Times New Roman" style:font-name-asian="Times New Roman" style:font-name-complex="Times New Roman" fo:font-style="italic" style:font-style-asian="italic" style:font-style-complex="italic" fo:font-size="15pt" style:font-size-asian="15pt" style:font-size-complex="15pt" style:language-asian="fr" style:country-asian="FR"/>
    </style:style>
    <style:style style:name="P17" style:parent-style-name="Normal" style:family="paragraph">
      <style:paragraph-properties fo:text-align="end"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8"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19" style:parent-style-name="Normal" style:family="paragraph">
      <style:paragraph-properties fo:text-align="end"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0"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1"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2" style:parent-style-name="Normal" style:family="paragraph">
      <style:paragraph-properties fo:text-align="end"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3"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4"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5" style:parent-style-name="Normal" style:family="paragraph">
      <style:paragraph-properties fo:text-align="end"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6"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7"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28" style:parent-style-name="Normal" style:family="paragraph">
      <style:paragraph-properties fo:margin-bottom="0in" fo:line-height="100%"/>
      <style:text-properties style:font-name="Times New Roman" style:font-name-asian="Times New Roman" style:font-name-complex="Times New Roman" fo:font-style="italic" style:font-style-asian="italic" style:font-style-complex="italic" fo:font-size="15pt" style:font-size-asian="15pt" style:font-size-complex="15pt" style:language-asian="fr" style:country-asian="FR"/>
    </style:style>
    <style:style style:name="P29" style:parent-style-name="Normal" style:family="paragraph">
      <style:paragraph-properties fo:text-align="end"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30" style:parent-style-name="Normal" style:family="paragraph">
      <style:paragraph-properties fo:margin-bottom="0in" fo:line-height="100%"/>
      <style:text-properties style:font-name="Times New Roman" style:font-name-asian="Times New Roman" style:font-name-complex="Times New Roman" fo:font-size="15pt" style:font-size-asian="15pt" style:font-size-complex="15pt" style:language-asian="fr" style:country-asian="FR"/>
    </style:style>
    <style:style style:name="P31"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33" style:parent-style-name="Normal" style:family="paragraph">
      <style:text-properties style:font-name="Times New Roman" style:font-name-asian="Times New Roman" style:font-name-complex="Times New Roman" fo:font-size="15pt" style:font-size-asian="15pt" style:font-size-complex="15pt" style:language-asian="fr" style:country-asian="FR"/>
    </style:style>
    <style:style style:name="P34" style:parent-style-name="Normal" style:family="paragraph">
      <style:text-properties style:font-name="Times New Roman" style:font-name-asian="Times New Roman" style:font-name-complex="Times New Roman" fo:font-style="italic" style:font-style-asian="italic" style:font-style-complex="italic" fo:font-size="15pt" style:font-size-asian="15pt" style:font-size-complex="15pt" style:language-asian="fr" style:country-asian="FR"/>
    </style:style>
    <style:style style:name="P35" style:parent-style-name="Normal" style:family="paragraph">
      <style:paragraph-properties fo:text-align="end"/>
      <style:text-properties style:font-name="Times New Roman" style:font-name-asian="Times New Roman" style:font-name-complex="Times New Roman" fo:font-size="15pt" style:font-size-asian="15pt" style:font-size-complex="15pt" style:language-asian="fr" style:country-asian="FR"/>
    </style:style>
    <style:style style:name="P36"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37"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38"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39"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40" style:parent-style-name="Normal" style:family="paragraph">
      <style:text-properties style:font-name="Times New Roman" style:font-name-asian="Times New Roman" style:font-name-complex="Times New Roman" fo:font-size="15pt" style:font-size-asian="15pt" style:font-size-complex="15pt" style:language-asian="fr" style:country-asian="FR"/>
    </style:style>
    <style:style style:name="P41"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font-size="15pt" style:font-size-asian="15pt" style:font-size-complex="15pt" style:language-asian="fr" style:country-asian="FR"/>
    </style:style>
    <style:style style:name="P42" style:parent-style-name="Normal" style:family="paragraph">
      <style:paragraph-properties fo:text-align="end" fo:margin-bottom="0in"/>
      <style:text-properties style:font-name="Times New Roman" style:font-name-asian="Times New Roman" style:font-name-complex="Times New Roman" fo:font-size="15pt" style:font-size-asian="15pt" style:font-size-complex="15pt" style:language-asian="fr" style:country-asian="FR"/>
    </style:style>
    <style:style style:name="P43"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44"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45"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46" style:parent-style-name="Normal" style:family="paragraph">
      <style:paragraph-properties fo:margin-bottom="0in"/>
      <style:text-properties style:font-name="Times New Roman" style:font-name-asian="Times New Roman" style:font-name-complex="Times New Roman" fo:font-size="15pt" style:font-size-asian="15pt" style:font-size-complex="15pt" style:language-asian="fr" style:country-asian="FR"/>
    </style:style>
    <style:style style:name="P47" style:parent-style-name="Normal" style:family="paragraph">
      <style:text-properties style:font-name="Times New Roman" style:font-name-asian="Times New Roman" style:font-name-complex="Times New Roman" fo:font-size="15pt" style:font-size-asian="15pt" style:font-size-complex="15pt" style:language-asian="fr" style:country-asian="FR"/>
    </style:style>
    <style:style style:name="P48" style:parent-style-name="Normal" style:family="paragraph">
      <style:paragraph-properties fo:margin-bottom="0in"/>
      <style:text-properties style:font-name="Times New Roman" style:font-name-asian="Times New Roman" style:font-name-complex="Times New Roman" fo:font-style="italic" style:font-style-asian="italic" style:font-style-complex="italic" fo:font-size="15pt" style:font-size-asian="15pt" style:font-size-complex="15pt" style:language-asian="fr" style:country-asian="FR"/>
    </style:style>
    <style:style style:name="P49" style:parent-style-name="Normal" style:family="paragraph">
      <style:paragraph-properties fo:text-align="end" fo:margin-bottom="0in"/>
      <style:text-properties style:font-name="Times New Roman" style:font-name-asian="Times New Roman" style:font-name-complex="Times New Roman" fo:font-size="15pt" style:font-size-asian="15pt" style:font-size-complex="15pt" style:language-asian="fr" style:country-asian="FR"/>
    </style:style>
    <style:style style:name="P50" style:parent-style-name="Normal" style:family="paragraph">
      <style:text-properties style:font-name="Times New Roman" style:font-name-asian="Times New Roman" style:font-name-complex="Times New Roman" fo:font-size="15pt" style:font-size-asian="15pt" style:font-size-complex="15pt" style:language-asian="fr" style:country-asian="FR"/>
    </style:style>
    <style:style style:name="P51"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2"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3"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4"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5"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6"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7"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8"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59"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60"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61"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62"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63"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64" style:parent-style-name="Normal" style:family="paragraph">
      <style:text-properties style:font-name="Times New Roman" style:font-name-complex="Times New Roman" fo:font-style="italic" style:font-style-asian="italic" style:font-style-complex="italic" fo:font-size="14pt" style:font-size-asian="14pt" style:font-size-complex="14pt"/>
    </style:style>
    <style:style style:name="P65" style:parent-style-name="Normal" style:family="paragraph">
      <style:text-properties style:font-name="Times New Roman" style:font-name-complex="Times New Roman" fo:font-size="14pt" style:font-size-asian="14pt" style:font-size-complex="14pt"/>
    </style:style>
    <style:style style:name="T66" style:parent-style-name="Policepardéfaut" style:family="text">
      <style:text-properties style:font-name="Times New Roman" style:font-name-complex="Times New Roman" fo:font-size="14pt" style:font-size-asian="14pt" style:font-size-complex="14pt"/>
    </style:style>
    <style:style style:name="T67" style:parent-style-name="Policepardéfaut" style:family="text">
      <style:text-properties style:font-name="Times New Roman" style:font-name-complex="Times New Roman" fo:font-size="14pt" style:font-size-asian="14pt" style:font-size-complex="14pt"/>
    </style:style>
    <style:style style:name="T68" style:parent-style-name="Policepardéfaut" style:family="text">
      <style:text-properties style:font-name="Times New Roman" style:font-name-complex="Times New Roman" fo:font-size="14pt" style:font-size-asian="14pt" style:font-size-complex="14pt"/>
    </style:style>
    <style:style style:name="T69" style:parent-style-name="Policepardéfaut" style:family="text">
      <style:text-properties style:font-name="Times New Roman" style:font-name-complex="Times New Roman" fo:font-style="italic" style:font-style-asian="italic" style:font-style-complex="italic" fo:font-size="14pt" style:font-size-asian="14pt" style:font-size-complex="14pt"/>
    </style:style>
    <style:style style:name="T70" style:parent-style-name="Policepardéfaut" style:family="text">
      <style:text-properties style:font-name="Times New Roman" style:font-name-complex="Times New Roman" fo:font-style="italic" style:font-style-asian="italic" style:font-style-complex="italic" fo:font-size="14pt" style:font-size-asian="14pt" style:font-size-complex="14pt"/>
    </style:style>
    <style:style style:name="T71" style:parent-style-name="Policepardéfaut" style:family="text">
      <style:text-properties style:font-name="Times New Roman" style:font-name-complex="Times New Roman" fo:font-size="14pt" style:font-size-asian="14pt" style:font-size-complex="14pt"/>
    </style:style>
    <style:style style:name="T72" style:parent-style-name="Policepardéfaut" style:family="text">
      <style:text-properties style:font-name="Times New Roman" style:font-name-complex="Times New Roman" fo:font-size="14pt" style:font-size-asian="14pt" style:font-size-complex="14pt"/>
    </style:style>
    <style:style style:name="T73" style:parent-style-name="Policepardéfaut" style:family="text">
      <style:text-properties style:font-name="Times New Roman" style:font-name-complex="Times New Roman" fo:font-style="italic" style:font-style-asian="italic" style:font-style-complex="italic" fo:font-size="14pt" style:font-size-asian="14pt" style:font-size-complex="14pt"/>
    </style:style>
    <style:style style:name="T74" style:parent-style-name="Policepardéfaut" style:family="text">
      <style:text-properties style:font-name="Times New Roman" style:font-name-complex="Times New Roman" fo:font-style="italic" style:font-style-asian="italic" style:font-style-complex="italic" fo:font-size="14pt" style:font-size-asian="14pt" style:font-size-complex="14pt"/>
    </style:style>
    <style:style style:name="P75"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style>
    <style:style style:name="P76" style:parent-style-name="Normal" style:family="paragraph">
      <style:paragraph-properties fo:margin-bottom="0in"/>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77"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style>
    <style:style style:family="graphic" style:name="a0">
      <style:graphic-properties style:wrap="run-through" style:run-through="back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back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style:style>
  </office:automatic-styles>
  <office:body>
    <office:text text:use-soft-page-breaks="true">
      <text:p text:style-name="P1"><text:span text:style-name="T2">Lis le document ci-dessous puis réponds aux questions qui suivent :</text:span></text:p>
      <text:p text:style-name="Normal"><text:span text:style-name="T3"><draw:custom-shape svg:x="-0.23403in" svg:y="0.18472in" svg:width="6.72917in" svg:height="8.47917in" draw:z-index="251659264" draw:id="id0" draw:style-name="a0" draw:name="Rectangle 1" text:anchor-type="paragraph"><svg:title/><svg:desc/><draw:enhanced-geometry draw:type="non-primitive" svg:viewBox="0 0 21600 21600" draw:enhanced-path="M 0 0 L 21600 0 21600 21600 0 21600 Z N"/></draw:custom-shape></text:span></text:p>
      <text:p text:style-name="P4">L’adolescent lit plus à onze ans qu’à dix-sept</text:p>
      <text:p text:style-name="P5">Le sociologue Christophe Evans est venu présenter l’évolution<text:s/>sociologique des rapports entre les adolescents et la lecture au cours de la journée consacrée à l’écriture romanesque par les jeunes orchestrée par le Centre de Littérature de Jeunesse de Bruxelles. L’enquête statistique "L’enfance des loisirs", qui a été<text:s/>menée entre 2002 et 2008 auprès de 4 000 enfants, a interrogé la même génération de jeunes tous les deux ans, entre 11 et 16 ans. Que révèle-t-elle ? Que les jeunes lisent plutôt couchés et retrouvent le chemin de la bibliothèque au moment du baccalauréat, car ils ont besoin de structures et de s’imposer une contrainte. Il s’agit d’une génération "hyperconnectée". En 2010, quatre-vingts pour cent des 12-25 ans sont inscrits dans des réseaux sociaux et neuf sur dix ont un compte Facebook dès le début du collège. Avec, pour conséquences, entre autres, qu’ils entretiennent des relations avec des filles sur ordinateur, alors qu’ils n’osent pas en avoir en face à face. La culture numérique des ados est ludique, personnalisée-on ne prête pas son GSM ou son iPod qui sont des extensions de soi-même. Dynamique, elle suppose une interactivité fulgurante (pas question d’attendre) et en réseau. Elle est aussi intuitive et multitâche. Les jeunes travaillent en multifenêtrage, ce qui entraîne une hypo-attention et une lecture oblique. "lls écrivent beaucoup, ajoute le sociologue, sur les sites, leurs blogs, adorent l’iPad, mais pas pour télécharger des e-books, car ils restent attachés au papier. En revanche, ils parlent de leurs lectures sur des blogs comme Elodie Roger qui a créé le blog "croqueuse2livres" à 17 ans et qui en a 20 aujourd’hui. "Connectés en permanence sur Internet, un regard perpétuellement jeté sur les messages et les commentaires, les adolescents considèrent le magazine papier comme un moment de déconnexion qui leur permet de retrouver un rythme, de revenir en arrière, de s’arrêter et de reprendre la lecture ensuite. Si ceux-ci étaient 33,5 % à lire des livres tous les jours à 11 ans, ils ne sont plus que 9 % à 17 ans. Ils regardent moins la télé également (de 81 % à 11 ans à 66 % à 17 ans), mais c’est sur les ordinateurs qu’ils sont les plus actifs. L’enquête révèle, en outre, qu’il y a 14,5 % de non-lecteurs à 11 ans et 46,5 % à 17 ans. Parmi ces non-lecteurs, on compte 59,5 % de garçons et 33,5 % de filles. Et si, à 11 ans, leur univers culturel touche à la télévision, au sport, à la musique ou aux livres, il ne concerne plus que l’ordinateur et la musique à l’âge de 17 ans. Enfin, les usages sociaux de la lecture sont le divertissement ou l’évasion. Les<text:s/>adolescents sont très friands des récits de vie et ne lisent pas pour le plaisir de la langue. Ils seraient plutôt dans le "lire utile", une tendance qui ressemble à celle de la société actuelle.</text:p>
      <text:p text:style-name="P6">Source: Article de L.B. mis en ligne sur le site de La Libre Belgique le 11 avril 2011 (url: http://www.lalibre.be/archives/divers/article/654175/ladolescent-lit-plus-a-onze-ans-qua-dix-sept.html) Editeur de la Libre: IPM</text:p>
      <text:p text:style-name="P7">TFLF B2 S1 2013</text:p>
      <text:p text:style-name="P8"/>
      <text:p text:style-name="P9"/>
      <text:soft-page-break/>
      <text:p text:style-name="P10">Questions</text:p>
      <text:p text:style-name="P11"/>
      <text:p text:style-name="P12">1. Dans cette série de propositions, entoure des changements<text:s/>causés par la culture numérique sur les jeunes :</text:p>
      <text:p text:style-name="P13"><text:s/>/5</text:p>
      <text:p text:style-name="P14">Ils sont : -plus individualistes – moins individualistes – plus patients –moins patients – plus intuitifs – moins intuitifs – connectés en réseaux – à l’aise avec les relations « en face à face » - très<text:s/>attentifs pour lire – capables de faire plusieurs choses en même temps</text:p>
      <text:p text:style-name="P15"/>
      <text:p text:style-name="P16">2. Vrai ou faux ?(Entoure O la bonne réponse et justifie ton choix)</text:p>
      <text:p text:style-name="P17">/6</text:p>
      <text:p text:style-name="P18">Les adolescents déclarent ne plus du tout lire de magazines sur papier.<text:s/></text:p>
      <text:p text:style-name="P19">V F</text:p>
      <text:p text:style-name="P20">→Justification : ________________________________________________________________________________________________</text:p>
      <text:p text:style-name="P21">Les adolescents adorent lire des témoignages réels, des récits de vie.</text:p>
      <text:p text:style-name="P22">V F</text:p>
      <text:p text:style-name="P23">→Justification :<text:s/>__________________________________________________________________________________________________</text:p>
      <text:p text:style-name="P24">Parmi les jeunes qui ne lisent pas, les garçons représentent plus de la moitié.<text:s/></text:p>
      <text:p text:style-name="P25">V F</text:p>
      <text:p text:style-name="P26">→Justification : ________________________________________________________________________________________________</text:p>
      <text:p text:style-name="P27"/>
      <text:p text:style-name="P28">3.Montre par un exemple tiré du texte que certains jeunes ne se désintéressent pas du tout de la lecture, même depuis le succès des ordinateurs.</text:p>
      <text:p text:style-name="P29">/2</text:p>
      <text:p text:style-name="P30">_________________________________________________________________________________________________________________________________________________________________________________________________________________________________________</text:p>
      <text:p text:style-name="P31">TFLF B2 S1 2013</text:p>
      <text:p text:style-name="P32"/>
      <text:p text:style-name="P33"/>
      <text:soft-page-break/>
      <text:p text:style-name="P34">4.Que veut dire l’adverbe « perpétuellement » ?</text:p>
      <text:p text:style-name="P35">/ 2</text:p>
      <text:p text:style-name="P36">O tout le temps</text:p>
      <text:p text:style-name="P37">O<text:s/>par obligation</text:p>
      <text:p text:style-name="P38">O volontairement</text:p>
      <text:p text:style-name="P39">O de mauvaise volonté</text:p>
      <text:p text:style-name="P40"/>
      <text:p text:style-name="P41">5. En 2010, combien de jeunes Belges avaient un compte Facebook ?<text:s/></text:p>
      <text:p text:style-name="P42">/ 3</text:p>
      <text:p text:style-name="P43">O 80 %</text:p>
      <text:p text:style-name="P44">O 81 %</text:p>
      <text:p text:style-name="P45">O 90 %</text:p>
      <text:p text:style-name="P46">O 9 %</text:p>
      <text:p text:style-name="P47"/>
      <text:p text:style-name="P48">6. Comment comprends-tu l’expression « sont très friands »?<text:s/></text:p>
      <text:p text:style-name="P49">/2</text:p>
      <text:p text:style-name="P50">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51">TFLF B2 S1 2013</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soft-page-break/>
      <text:p text:style-name="P64">Production écrite :<text:s/></text:p>
      <text:p text:style-name="P65">Ecris un texte dans lequel tu exprimes ton opinion par rapport au texte.<text:s/></text:p>
      <text:p text:style-name="Normal"><text:span text:style-name="T66"><draw:custom-shape svg:x="-0.08819in" svg:y="0.34236in" svg:width="6.58264in" svg:height="1.04167in" draw:z-index="251660288" draw:id="id1" draw:style-name="a1" draw:name="Rectangle 3" text:anchor-type="paragraph"><svg:title/><svg:desc/><draw:enhanced-geometry draw:type="non-primitive" svg:viewBox="0 0 21600 21600" draw:enhanced-path="M 0 0 L 21600 0 21600 21600 0 21600 Z N"/></draw:custom-shape></text:span><text:span text:style-name="T67">Tu peux t’exprimer à propos d’un des deux sujets, au choix.</text:span></text:p>
      <text:p text:style-name="Normal"><text:span text:style-name="T68">Sujet 1 :<text:s/></text:span><text:span text:style-name="T69">Est-ce que tu te reconnais dans ce texte,<text:s/></text:span><text:span text:style-name="T70">dans ta façon de travailler, de communiquer, d’avoir des relations sociales, de t’amuser ? Utilises-tu ton ordinateur pour toutes ces dimensions de ta vie ? Pourrais-tu vivre aussi bien sans ordinateur ?</text:span></text:p>
      <text:p text:style-name="Normal"><text:span text:style-name="T71"><draw:custom-shape svg:x="-0.09861in" svg:y="0.2257in" svg:width="6.61389in" svg:height="1.14514in" draw:z-index="251661312" draw:id="id2" draw:style-name="a2" draw:name="Rectangle 4" text:anchor-type="paragraph"><svg:title/><svg:desc/><draw:enhanced-geometry draw:type="non-primitive" svg:viewBox="0 0 21600 21600" draw:enhanced-path="M 0 0 L 21600 0 21600 21600 0 21600 Z N"/></draw:custom-shape></text:span></text:p>
      <text:p text:style-name="Normal"><text:span text:style-name="T72"><text:s/>Sujet 2 :<text:s/></text:span><text:span text:style-name="T73">Qu’aimes-tu lire en général (romans, BD</text:span><text:span text:style-name="T74">, mangas, magazines, etc.) ? Quel est le dernier livre que tu as terminé ? Lis-tu plutôt sur ordinateur ou es-tu plus « traditionnel » (livres papier) ? Penses-tu que l’ordinateur ait changé tes habitudes de lecture ?</text:span></text:p>
      <text:p text:style-name="P75"/>
      <text:p text:style-name="P76">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Normal"><text:span text:style-name="T77">TFLF B2 S1 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ll</meta:initial-creator>
    <dc:creator>Dell</dc:creator>
    <meta:creation-date>2020-04-26T13:58:00Z</meta:creation-date>
    <dc:date>2020-05-04T10:10:00Z</dc:date>
    <meta:template xlink:href="Normal" xlink:type="simple"/>
    <meta:editing-cycles>13</meta:editing-cycles>
    <meta:editing-duration>PT1680S</meta:editing-duration>
    <meta:document-statistic meta:page-count="4" meta:paragraph-count="14" meta:word-count="1127" meta:character-count="7313" meta:row-count="51" meta:non-whitespace-character-count="6200"/>
  </office:meta>
</office:document-meta>
</file>